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fill-color="#f58220" draw:textarea-horizontal-align="justify" draw:textarea-vertical-align="middle" draw:auto-grow-height="false" fo:min-height="0.915cm" fo:min-width="1.727cm"/>
    </style:style>
    <style:style style:name="gr2" style:family="graphic" style:parent-style-name="standard">
      <style:graphic-properties draw:fill-color="#f58220" draw:textarea-horizontal-align="justify" draw:textarea-vertical-align="middle" draw:auto-grow-height="false" fo:min-height="0.914cm" fo:min-width="1.726cm"/>
    </style:style>
    <style:style style:name="gr3" style:family="graphic" style:parent-style-name="standard">
      <style:graphic-properties draw:textarea-horizontal-align="justify" draw:textarea-vertical-align="middle" draw:auto-grow-height="false" fo:min-height="0.914cm" fo:min-width="1.726cm"/>
    </style:style>
    <style:style style:name="gr4" style:family="graphic" style:parent-style-name="standard">
      <style:graphic-properties draw:textarea-horizontal-align="justify" draw:textarea-vertical-align="middle" draw:auto-grow-height="false" fo:min-height="0.915cm" fo:min-width="1.72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3cm" fo:min-width="0cm"/>
    </style:style>
    <style:style style:name="gr9" style:family="graphic" style:parent-style-name="standard">
      <style:graphic-properties draw:stroke="none" svg:stroke-color="#ed1c21" draw:fill="none" draw:fill-color="#ffffff" draw:textarea-horizontal-align="left" draw:auto-grow-height="true" draw:auto-grow-width="false" fo:min-height="1.111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1" style:family="graphic" style:parent-style-name="standard">
      <style:graphic-properties draw:stroke="none" svg:stroke-color="#ed1c21" draw:fill="none" draw:fill-color="#ffffff" draw:textarea-horizontal-align="left" draw:auto-grow-height="true" draw:auto-grow-width="false" fo:min-height="0.556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1.018cm" fo:min-width="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9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3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73cm" fo:min-width="0cm"/>
    </style:style>
    <style:style style:name="gr16" style:family="graphic" style:parent-style-name="standard">
      <style:graphic-properties draw:stroke="none" svg:stroke-color="#000000" draw:fill="none" draw:fill-color="#ffffff" fo:min-height="2.1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9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58220"/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000000" fo:font-weight="normal"/>
    </style:style>
    <style:style style:name="P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P7" style:family="paragraph">
      <loext:graphic-properties draw:fill="none" draw:fill-color="#ffffff"/>
      <style:text-properties fo:color="#000000" fo:font-size="14pt" fo:font-weight="normal" style:font-size-asian="14pt" style:font-size-complex="14pt"/>
    </style:style>
    <style:style style:name="P8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70%" fo:font-weight="bold" style:font-weight-asian="bold" style:font-weight-complex="bold"/>
    </style:style>
    <style:style style:name="T3" style:family="text">
      <style:text-properties fo:color="#000000" fo:font-weight="normal"/>
    </style:style>
    <style:style style:name="T4" style:family="text">
      <style:text-properties fo:color="#000000" fo:font-size="14pt" style:font-size-asian="14pt" style:font-size-complex="14pt"/>
    </style:style>
    <style:style style:name="T5" style:family="text">
      <style:text-properties fo:color="#000000" style:text-position="super 70%" fo:font-size="14pt" style:font-size-asian="14pt" style:font-size-complex="14pt"/>
    </style:style>
    <style:style style:name="T6" style:family="text">
      <style:text-properties fo:color="#000000" fo:font-size="14pt" fo:font-weight="normal" style:font-size-asian="14pt" style:font-size-complex="14pt"/>
    </style:style>
    <style:style style:name="T7" style:family="text">
      <style:text-properties fo:color="#000000" style:font-name="Liberation Sans1" fo:font-size="14pt" style:font-name-asian="Liberation Sans1" style:font-size-asian="14pt" style:font-name-complex="Liberation Sans1" style:font-size-complex="14pt"/>
    </style:style>
    <style:style style:name="T8" style:family="text">
      <style:text-properties style:text-position="sub 70%" fo:font-weight="bold" style:font-weight-asian="bold" style:font-weight-complex="bold"/>
    </style:style>
    <style:style style:name="T9" style:family="text">
      <style:text-properties fo:color="#000000" style:text-position="sub 70%" fo:font-size="16pt" fo:font-weight="normal" style:font-size-asian="16pt" style:font-size-complex="16pt"/>
    </style:style>
    <style:style style:name="T10" style:family="text">
      <style:text-properties style:text-position="sub 70%"/>
    </style:style>
    <style:style style:name="T11" style:family="text">
      <style:text-properties style:text-position="super 70%"/>
    </style:style>
    <style:style style:name="T12" style:family="text">
      <style:text-properties style:text-position="0% 100%"/>
    </style:style>
    <style:style style:name="T13" style:family="text">
      <style:text-properties style:text-position="0% 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2.227cm" svg:height="1.165cm" svg:x="9.294cm" svg:y="6.995cm">
          <text:p text:style-name="P1"><text:span text:style-name="T1">C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2.226cm" svg:height="1.164cm" svg:x="9.383cm" svg:y="10.489cm">
          <text:p text:style-name="P1"><text:span text:style-name="T1">HC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2.226cm" svg:height="1.164cm" svg:x="7.374cm" svg:y="1.936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2.227cm" svg:height="1.165cm" svg:x="1.9cm" svg:y="9.615cm">
          <text:p text:style-name="P1"><text:span text:style-name="T1">CNC</text:span><text:span text:style-name="T2">+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2.227cm" svg:height="1.165cm" svg:x="14.906cm" svg:y="9.13cm">
          <text:p text:style-name="P1"><text:span text:style-name="T1">CCN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2" draw:id="id12" draw:layer="layout" svg:width="2.227cm" svg:height="1.165cm" svg:x="3.503cm" svg:y="7.286cm">
          <text:p text:style-name="P1"><text:span text:style-name="T1">CN</text:span><text:span text:style-name="T2">+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curve" svg:x1="10.407cm" svg:y1="8.16cm" svg:x2="10.407cm" svg:y2="8.16cm" draw:start-shape="id1" draw:start-glue-point="2" draw:end-shape="id1" draw:end-glue-point="2" svg:d="M10407 8160z" svg:viewBox="0 0 1 1">
          <text:p/>
        </draw:connector>
        <draw:connector draw:style-name="gr5" draw:text-style-name="P4" draw:layer="layout" draw:type="curve" svg:x1="10.407cm" svg:y1="6.995cm" svg:x2="9.6cm" svg:y2="2.518cm" draw:start-shape="id1" draw:end-shape="id2" draw:end-glue-point="1" svg:d="M10407 6995c0-2985-269-4477-807-4477" svg:viewBox="0 0 808 4478">
          <text:p/>
        </draw:connector>
        <draw:connector draw:style-name="gr5" draw:text-style-name="P4" draw:layer="layout" draw:type="curve" draw:line-skew="-1.093cm" svg:x1="4.629cm" svg:y1="7.3cm" svg:x2="9.294cm" svg:y2="7.577cm" draw:end-shape="id1" draw:end-glue-point="3" svg:d="M4629 7300c1483 0-849 277 4665 277" svg:viewBox="0 0 4666 278">
          <text:p/>
        </draw:connector>
        <draw:connector draw:style-name="gr5" draw:text-style-name="P4" draw:layer="layout" draw:type="curve" svg:x1="10.496cm" svg:y1="10.489cm" svg:x2="4.127cm" svg:y2="10.197cm" draw:start-shape="id3" draw:start-glue-point="0" draw:end-shape="id4" draw:end-glue-point="1" svg:d="M10496 10489c0-751-1871-626-2478-511s51 219-3891 219" svg:viewBox="0 0 6370 599">
          <text:p/>
        </draw:connector>
        <draw:connector draw:style-name="gr5" draw:text-style-name="P4" draw:layer="layout" draw:type="curve" svg:x1="14.906cm" svg:y1="9.712cm" svg:x2="11.609cm" svg:y2="11.071cm" draw:start-shape="id5" draw:start-glue-point="3" draw:end-shape="id3" draw:end-glue-point="1" svg:d="M14906 9712c-2473 0-825 1359-3297 1359" svg:viewBox="0 0 3298 1360">
          <text:p/>
        </draw:connector>
        <draw:frame draw:style-name="gr6" draw:text-style-name="P5" draw:layer="layout" svg:width="0.76cm" svg:height="0.962cm" svg:x="9.6cm" svg:y="4.238cm">
          <draw:text-box draw:corner-radius="0.8cm">
            <text:p><text:span text:style-name="T3">o</text:span></text:p>
          </draw:text-box>
        </draw:frame>
        <draw:frame draw:style-name="gr7" draw:text-style-name="P6" draw:layer="controls" svg:width="1.781cm" svg:height="0.846cm" svg:x="5.6cm" svg:y="9.6cm">
          <draw:text-box draw:corner-radius="4.5cm">
            <text:p><text:span text:style-name="T4">C</text:span><text:span text:style-name="T5">+</text:span></text:p>
          </draw:text-box>
        </draw:frame>
        <draw:frame draw:style-name="gr8" draw:text-style-name="P7" draw:layer="controls" svg:width="0.759cm" svg:height="0.933cm" svg:x="12.7cm" svg:y="9.467cm">
          <draw:text-box>
            <text:p><text:span text:style-name="T6">H</text:span></text:p>
          </draw:text-box>
        </draw:frame>
        <draw:frame draw:style-name="gr8" draw:text-style-name="P7" draw:layer="controls" svg:width="0.76cm" svg:height="0.933cm" svg:x="6.5cm" svg:y="6.7cm">
          <draw:text-box>
            <text:p><text:span text:style-name="T6">H</text:span></text:p>
          </draw:text-box>
        </draw:frame>
        <draw:custom-shape draw:style-name="gr3" draw:text-style-name="P3" xml:id="id6" draw:id="id6" draw:layer="layout" svg:width="2.226cm" svg:height="1.164cm" svg:x="19.474cm" svg:y="3.7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7" draw:id="id7" draw:layer="layout" svg:width="2.226cm" svg:height="1.164cm" svg:x="13.3cm" svg:y="1.936cm">
          <text:p text:style-name="P1"><text:span text:style-name="T1">C</text:span><text:span text:style-name="T2">+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curve" svg:x1="20.587cm" svg:y1="3.7cm" svg:x2="15.526cm" svg:y2="2.518cm" draw:start-shape="id6" draw:start-glue-point="0" draw:end-shape="id7" draw:end-glue-point="1" svg:d="M20587 3700c0-788-1687-1182-5061-1182" svg:viewBox="0 0 5062 1183">
          <text:p/>
        </draw:connector>
        <draw:frame draw:style-name="gr9" draw:text-style-name="P6" draw:layer="layout" svg:width="1.173cm" svg:height="1.361cm" svg:x="17.927cm" svg:y="1.939cm">
          <draw:text-box draw:corner-radius="0.253cm">
            <text:p><text:span text:style-name="T4">h</text:span><text:span text:style-name="T7">ν</text:span></text:p>
          </draw:text-box>
        </draw:frame>
        <draw:custom-shape draw:style-name="gr4" draw:text-style-name="P1" xml:id="id8" draw:id="id8" draw:layer="layout" svg:width="2.227cm" svg:height="1.165cm" svg:x="16.9cm" svg:y="6.7cm">
          <text:p text:style-name="P1"><text:span text:style-name="T1">C</text:span><text:span text:style-name="T8">2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curve" svg:x1="18.013cm" svg:y1="6.7cm" svg:x2="11.521cm" svg:y2="7.577cm" draw:start-shape="id8" draw:start-glue-point="0" draw:end-shape="id1" draw:end-glue-point="1" svg:d="M18013 6700c0-753-1902-627-2517-220s58 1097-3975 1097" svg:viewBox="0 0 6493 1424">
          <text:p/>
        </draw:connector>
        <draw:frame draw:style-name="gr10" draw:text-style-name="P6" draw:layer="layout" svg:width="0.802cm" svg:height="0.806cm" svg:x="14.798cm" svg:y="6.9cm">
          <draw:text-box draw:corner-radius="0.432cm">
            <text:p><text:span text:style-name="T4">N</text:span></text:p>
          </draw:text-box>
        </draw:frame>
        <draw:custom-shape draw:style-name="gr4" draw:text-style-name="P3" xml:id="id9" draw:id="id9" draw:layer="layout" svg:width="2.227cm" svg:height="1.165cm" svg:x="20.873cm" svg:y="9.3cm">
          <text:p text:style-name="P1"><text:span text:style-name="T1">CCH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curve" svg:x1="21.986cm" svg:y1="9.3cm" svg:x2="19.127cm" svg:y2="7.282cm" draw:start-shape="id9" draw:start-glue-point="0" draw:end-shape="id8" draw:end-glue-point="1" svg:d="M21986 9300c0-1346-953-2018-2859-2018" svg:viewBox="0 0 2860 2019">
          <text:p/>
        </draw:connector>
        <draw:frame draw:style-name="gr9" draw:text-style-name="P6" draw:layer="layout" svg:width="1.173cm" svg:height="1.361cm" svg:x="20.6cm" svg:y="7.6cm">
          <draw:text-box draw:corner-radius="0.253cm">
            <text:p><text:span text:style-name="T4">h</text:span><text:span text:style-name="T7">ν</text:span></text:p>
          </draw:text-box>
        </draw:frame>
        <draw:custom-shape draw:style-name="gr4" draw:text-style-name="P1" xml:id="id10" draw:id="id10" draw:layer="layout" svg:width="2.227cm" svg:height="1.165cm" svg:x="17.873cm" svg:y="9.2cm">
          <text:p text:style-name="P1"><text:span text:style-name="T1">C</text:span><text:span text:style-name="T8">3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curve" svg:x1="18.986cm" svg:y1="9.2cm" svg:x2="19.127cm" svg:y2="7.282cm" draw:start-shape="id10" draw:start-glue-point="0" draw:end-shape="id8" draw:end-glue-point="1" svg:d="M18986 9200c0-1002 321-835 544-1064s347-854-403-854" svg:viewBox="0 0 716 1919">
          <text:p/>
        </draw:connector>
        <draw:frame draw:style-name="gr11" draw:text-style-name="P6" draw:layer="layout" svg:width="1.173cm" svg:height="0.806cm" svg:x="18.227cm" svg:y="8.094cm">
          <draw:text-box draw:corner-radius="0.253cm">
            <text:p><text:span text:style-name="T4">h</text:span><text:span text:style-name="T7">ν</text:span></text:p>
          </draw:text-box>
        </draw:frame>
        <draw:custom-shape draw:style-name="gr12" draw:text-style-name="P1" xml:id="id11" draw:id="id11" draw:layer="layout" svg:width="2.5cm" svg:height="1.268cm" svg:x="20.7cm" svg:y="15.7cm">
          <text:p text:style-name="P1"><text:span text:style-name="T1">C</text:span><text:span text:style-name="T8">2</text:span><text:span text:style-name="T1">H</text:span><text:span text:style-name="T8">2</text:span><text:span text:style-name="T2">+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curve" svg:x1="21.95cm" svg:y1="15.7cm" svg:x2="19.127cm" svg:y2="7.282cm" draw:start-shape="id11" draw:start-glue-point="0" draw:end-shape="id8" draw:end-glue-point="1" svg:d="M21950 15700c0-5612-941-8418-2823-8418" svg:viewBox="0 0 2824 8419">
          <text:p/>
        </draw:connector>
        <draw:frame draw:style-name="gr13" draw:text-style-name="P6" draw:layer="layout" svg:width="0.98cm" svg:height="0.819cm" svg:x="20.9cm" svg:y="13.281cm">
          <draw:text-box>
            <text:p><text:span text:style-name="T4">e</text:span><text:span text:style-name="T5">-</text:span></text:p>
          </draw:text-box>
        </draw:frame>
        <draw:connector draw:style-name="gr5" draw:text-style-name="P4" draw:layer="layout" draw:type="curve" svg:x1="14.413cm" svg:y1="3.1cm" svg:x2="3.503cm" svg:y2="7.868cm" draw:start-shape="id7" draw:start-glue-point="2" draw:end-shape="id12" draw:end-glue-point="3" svg:d="M14413 3100c0 3139-5706 2616-8622 3023s-3041 1745-2288 1745" svg:viewBox="0 0 11301 4769">
          <text:p/>
        </draw:connector>
        <draw:frame draw:style-name="gr14" draw:text-style-name="P7" draw:layer="layout" svg:width="1.4cm" svg:height="0.833cm" svg:x="6.7cm" svg:y="5.367cm">
          <draw:text-box>
            <text:p><text:span text:style-name="T6">NH</text:span></text:p>
          </draw:text-box>
        </draw:frame>
        <draw:custom-shape draw:style-name="gr12" draw:text-style-name="P1" xml:id="id13" draw:id="id13" draw:layer="layout" svg:width="2.5cm" svg:height="1.268cm" svg:x="17cm" svg:y="15.7cm">
          <text:p text:style-name="P1"><text:span text:style-name="T1">CH</text:span><text:span text:style-name="T8">3</text:span><text:span text:style-name="T2">+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curve" draw:line-skew="0cm -1.937cm" svg:x1="21.986cm" svg:y1="10.465cm" svg:x2="17.133cm" svg:y2="9.712cm" draw:start-shape="id9" draw:start-glue-point="2" draw:end-shape="id5" draw:end-glue-point="1" svg:d="M21986 10465c0 750-2461 626-3700 250s-1255-1003-1153-1003" svg:viewBox="0 0 4892 1302">
          <text:p/>
        </draw:connector>
        <draw:frame draw:style-name="gr10" draw:text-style-name="P6" draw:layer="layout" svg:width="0.802cm" svg:height="0.806cm" svg:x="19.6cm" svg:y="11cm">
          <draw:text-box draw:corner-radius="0.432cm">
            <text:p><text:span text:style-name="T4">N</text:span></text:p>
          </draw:text-box>
        </draw:frame>
        <draw:connector draw:style-name="gr5" draw:text-style-name="P4" draw:layer="layout" draw:type="curve" svg:x1="21.95cm" svg:y1="15.7cm" svg:x2="23.1cm" svg:y2="9.882cm" draw:start-shape="id11" draw:start-glue-point="0" draw:end-shape="id9" draw:end-glue-point="1" svg:d="M21950 15700c0-3927 825-3272 1300-3745s600-2073-150-2073" svg:viewBox="0 0 1685 5819">
          <text:p/>
        </draw:connector>
        <draw:frame draw:style-name="gr13" draw:text-style-name="P6" draw:layer="layout" svg:width="0.98cm" svg:height="0.819cm" svg:x="22.2cm" svg:y="12.881cm">
          <draw:text-box>
            <text:p><text:span text:style-name="T4">e</text:span><text:span text:style-name="T5">-</text:span></text:p>
          </draw:text-box>
        </draw:frame>
        <draw:connector draw:style-name="gr5" draw:text-style-name="P4" draw:layer="layout" draw:type="curve" svg:x1="18.013cm" svg:y1="6.7cm" svg:x2="23.1cm" svg:y2="9.882cm" draw:start-shape="id8" draw:start-glue-point="0" draw:end-shape="id9" draw:end-glue-point="1" svg:d="M18013 6700c0-753 2794-628 4253 356s1584 2826 834 2826" svg:viewBox="0 0 5539 3669">
          <text:p/>
        </draw:connector>
        <draw:frame draw:style-name="gr15" draw:text-style-name="P7" draw:layer="layout" svg:width="1.503cm" svg:height="1.623cm" svg:x="21.497cm" svg:y="6.077cm">
          <draw:text-box>
            <text:p><text:span text:style-name="T6">H</text:span><text:span text:style-name="T9">2</text:span></text:p>
          </draw:text-box>
        </draw:frame>
        <draw:connector draw:style-name="gr5" draw:text-style-name="P4" draw:layer="layout" draw:type="curve" svg:x1="18.25cm" svg:y1="15.7cm" svg:x2="23.1cm" svg:y2="9.882cm" draw:start-shape="id13" draw:start-glue-point="0" draw:end-shape="id9" draw:end-glue-point="1" svg:d="M18250 15700c0-3927 2675-3272 4075-3745s1525-2073 775-2073" svg:viewBox="0 0 5306 5819">
          <text:p/>
        </draw:connector>
        <draw:frame draw:style-name="gr13" draw:text-style-name="P6" draw:layer="layout" svg:width="0.98cm" svg:height="0.819cm" svg:x="19cm" svg:y="12.8cm">
          <draw:text-box>
            <text:p><text:span text:style-name="T4">e</text:span><text:span text:style-name="T5">-</text:span></text:p>
          </draw:text-box>
        </draw:frame>
        <draw:frame draw:style-name="gr16" draw:text-style-name="P8" draw:layer="layout" svg:width="6.6cm" svg:height="2.4cm" svg:x="1cm" svg:y="1.4cm">
          <draw:text-box>
            <text:p>n(H<text:span text:style-name="T10">2</text:span>): 10<text:span text:style-name="T11">4</text:span> – 10<text:span text:style-name="T11">6</text:span> cm<text:span text:style-name="T11">-3 </text:span></text:p>
            <text:p><text:span text:style-name="T12">G</text:span><text:span text:style-name="T10">0</text:span><text:span text:style-name="T12">: 10</text:span><text:span text:style-name="T11">-1</text:span><text:span text:style-name="T12"> – 10</text:span><text:span text:style-name="T11">1</text:span></text:p>
          </draw:text-box>
        </draw:frame>
        <draw:connector draw:style-name="gr5" draw:text-style-name="P4" draw:layer="layout" draw:type="curve" svg:x1="10.496cm" svg:y1="10.489cm" svg:x2="11.521cm" svg:y2="7.577cm" draw:start-shape="id3" draw:start-glue-point="0" draw:end-shape="id1" draw:end-glue-point="1" svg:d="M10496 10489c0-1747 763-1456 1207-1747s568-1165-182-1165" svg:viewBox="0 0 1565 2913">
          <text:p/>
        </draw:connector>
        <draw:frame draw:style-name="gr11" draw:text-style-name="P6" draw:layer="layout" svg:width="1.173cm" svg:height="0.806cm" svg:x="10.727cm" svg:y="8.9cm">
          <draw:text-box draw:corner-radius="0.253cm">
            <text:p><text:span text:style-name="T4">h</text:span><text:span text:style-name="T7">ν</text:span></text:p>
          </draw:text-box>
        </draw:frame>
        <draw:custom-shape draw:style-name="gr12" draw:text-style-name="P1" xml:id="id14" draw:id="id14" draw:layer="layout" svg:width="2.5cm" svg:height="1.268cm" svg:x="6.4cm" svg:y="16cm">
          <text:p text:style-name="P1"><text:span text:style-name="T1">HCNH</text:span><text:span text:style-name="T2">+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curve" svg:x1="7.65cm" svg:y1="16cm" svg:x2="9.383cm" svg:y2="11.071cm" draw:start-shape="id14" draw:start-glue-point="0" draw:end-shape="id3" draw:end-glue-point="3" svg:d="M7650 16000c0-3286 577-4929 1733-4929" svg:viewBox="0 0 1734 4930">
          <text:p/>
        </draw:connector>
        <draw:frame draw:style-name="gr17" draw:text-style-name="P6" draw:layer="layout" svg:width="0.98cm" svg:height="0.819cm" svg:x="7.9cm" svg:y="12.3cm">
          <draw:text-box>
            <text:p><text:span text:style-name="T4">e</text:span><text:span text:style-name="T5">-</text:span></text:p>
          </draw:text-box>
        </draw:frame>
        <draw:frame draw:style-name="gr11" draw:text-style-name="P6" draw:layer="layout" svg:width="1.173cm" svg:height="0.806cm" svg:x="10.227cm" svg:y="3.8cm">
          <draw:text-box draw:corner-radius="0.253cm">
            <text:p><text:span text:style-name="T4">h</text:span><text:span text:style-name="T7">ν</text:span></text:p>
          </draw:text-box>
        </draw:frame>
        <draw:custom-shape draw:style-name="gr4" draw:text-style-name="P1" xml:id="id15" draw:id="id15" draw:layer="layout" svg:width="2.227cm" svg:height="1.165cm" svg:x="4.7cm" svg:y="12.4cm">
          <text:p text:style-name="P1"><text:span text:style-name="T13">HCN</text:span><text:span text:style-name="T2">+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6" draw:id="id16" draw:layer="layout" svg:width="2.227cm" svg:height="1.165cm" svg:x="1.473cm" svg:y="12.335cm">
          <text:p text:style-name="P1"><text:span text:style-name="T13">HNC</text:span><text:span text:style-name="T2">+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curve" svg:x1="5.813cm" svg:y1="13.565cm" svg:x2="6.4cm" svg:y2="16.634cm" draw:start-shape="id15" draw:start-glue-point="2" draw:end-shape="id14" draw:end-glue-point="3" svg:d="M5813 13565c0 2046 195 3069 587 3069" svg:viewBox="0 0 588 3070">
          <text:p/>
        </draw:connector>
        <draw:connector draw:style-name="gr5" draw:text-style-name="P4" draw:layer="layout" draw:type="curve" svg:x1="2.586cm" svg:y1="13.5cm" svg:x2="6.4cm" svg:y2="16.634cm" draw:start-shape="id16" draw:start-glue-point="2" draw:end-shape="id14" draw:end-glue-point="3" svg:d="M2586 13500c0 2090 1271 3134 3814 3134" svg:viewBox="0 0 3815 3135">
          <text:p/>
        </draw:connector>
        <draw:frame draw:style-name="gr15" draw:text-style-name="P7" draw:layer="layout" svg:width="1.503cm" svg:height="1.623cm" svg:x="3.097cm" svg:y="14.9cm">
          <draw:text-box>
            <text:p><text:span text:style-name="T6">H</text:span><text:span text:style-name="T9">2</text:span></text:p>
          </draw:text-box>
        </draw:frame>
        <draw:frame draw:style-name="gr15" draw:text-style-name="P7" draw:layer="layout" svg:width="1.503cm" svg:height="1.623cm" svg:x="4.8cm" svg:y="14.1cm">
          <draw:text-box>
            <text:p><text:span text:style-name="T6">H</text:span><text:span text:style-name="T9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8T12:24:55.927965074</meta:creation-date>
    <dc:date>2019-08-20T23:12:55.647206899</dc:date>
    <meta:editing-duration>PT2H13M6S</meta:editing-duration>
    <meta:editing-cycles>11</meta:editing-cycles>
    <meta:generator>LibreOffice/6.0.7.3$Linux_X86_64 LibreOffice_project/00m0$Build-3</meta:generator>
    <meta:document-statistic meta:object-count="55"/>
  </office:meta>
</office:document-meta>
</file>